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02d" officeooo:paragraph-rsid="001fe02d"/>
    </style:style>
    <style:style style:name="P2" style:family="paragraph" style:parent-style-name="Standard">
      <style:paragraph-properties fo:text-align="start" style:justify-single-word="false"/>
      <style:text-properties officeooo:rsid="001fe02d" officeooo:paragraph-rsid="001fe02d"/>
    </style:style>
    <style:style style:name="P3" style:family="paragraph" style:parent-style-name="Standard">
      <style:paragraph-properties fo:text-align="start" style:justify-single-word="false"/>
      <style:text-properties officeooo:rsid="002117c3" officeooo:paragraph-rsid="002117c3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24b0a" officeooo:paragraph-rsid="00224b0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3d443" officeooo:paragraph-rsid="0023d443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2117c3" officeooo:paragraph-rsid="002117c3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21b92f" officeooo:paragraph-rsid="0021b92f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28bb0d" officeooo:paragraph-rsid="0028bb0d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224b0a" officeooo:paragraph-rsid="00224b0a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officeooo:rsid="0023d443" officeooo:paragraph-rsid="0023d443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25bede" officeooo:paragraph-rsid="0025bede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normal" officeooo:rsid="00276873" officeooo:paragraph-rsid="00276873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276873" officeooo:paragraph-rsid="0028bb0d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normal" officeooo:rsid="00276873" officeooo:paragraph-rsid="00282c9e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normal" officeooo:rsid="00265465" officeooo:paragraph-rsid="00265465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fo:font-weight="normal" officeooo:rsid="0021b92f" officeooo:paragraph-rsid="0021b92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21b92f" officeooo:paragraph-rsid="0021b92f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tyle="normal" fo:font-weight="normal" officeooo:rsid="0021b92f" officeooo:paragraph-rsid="00224b0a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tyle="normal" fo:font-weight="normal" officeooo:rsid="0028bb0d" officeooo:paragraph-rsid="0028bb0d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tyle="normal" fo:font-weight="normal" officeooo:rsid="0028bb0d" officeooo:paragraph-rsid="0028bb0d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28bb0d" officeooo:paragraph-rsid="0028bb0d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tyle="normal" fo:font-weight="normal" officeooo:rsid="00224b0a" officeooo:paragraph-rsid="00224b0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224b0a" officeooo:paragraph-rsid="00224b0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23d443" officeooo:paragraph-rsid="0023d44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276873" officeooo:paragraph-rsid="00276873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tyle="normal" fo:font-weight="normal" officeooo:rsid="00276873" officeooo:paragraph-rsid="00276873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276873" officeooo:paragraph-rsid="00282c9e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tyle="normal" fo:font-weight="normal" officeooo:rsid="0025bede" officeooo:paragraph-rsid="0025bede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tyle="normal" fo:font-weight="normal" officeooo:rsid="00265465" officeooo:paragraph-rsid="00265465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tyle="normal" fo:font-weight="normal" officeooo:rsid="00282c9e" officeooo:paragraph-rsid="00282c9e" style:font-style-asian="normal" style:font-weight-asian="normal" style:font-style-complex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tyle="normal" fo:font-weight="bold" officeooo:rsid="0021b92f" officeooo:paragraph-rsid="0021b92f" style:font-style-asian="normal" style:font-weight-asian="bold" style:font-style-complex="normal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fo:font-style="normal" fo:font-weight="bold" officeooo:rsid="0023d443" officeooo:paragraph-rsid="0023d443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fo:font-weight="bold" officeooo:rsid="0023d443" officeooo:paragraph-rsid="0023d443" style:font-style-asian="normal" style:font-weight-asian="bold" style:font-style-complex="normal" style:font-weight-complex="bold"/>
    </style:style>
    <style:style style:name="T1" style:family="text">
      <style:text-properties officeooo:rsid="002117c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8bb0d" style:font-style-asian="normal" style:font-style-complex="normal"/>
    </style:style>
    <style:style style:name="T5" style:family="text">
      <style:text-properties fo:font-style="normal" officeooo:rsid="00276873" style:font-style-asian="normal" style:font-style-complex="normal"/>
    </style:style>
    <style:style style:name="T6" style:family="text">
      <style:text-properties fo:font-style="normal" officeooo:rsid="0023d443" style:font-style-asian="normal" style:font-style-complex="normal"/>
    </style:style>
    <style:style style:name="T7" style:family="text">
      <style:text-properties fo:font-style="normal" officeooo:rsid="00265465" style:font-style-asian="normal" style:font-style-complex="normal"/>
    </style:style>
    <style:style style:name="T8" style:family="text">
      <style:text-properties fo:font-style="normal" officeooo:rsid="002a8795" style:font-style-asian="normal" style:font-style-complex="normal"/>
    </style:style>
    <style:style style:name="T9" style:family="text">
      <style:text-properties fo:font-style="normal" officeooo:rsid="00282c9e" style:font-style-asian="normal" style:font-style-complex="normal"/>
    </style:style>
    <style:style style:name="T10" style:family="text">
      <style:text-properties fo:font-style="normal" officeooo:rsid="00294dd2" style:font-style-asian="normal" style:font-style-complex="normal"/>
    </style:style>
    <style:style style:name="T11" style:family="text">
      <style:text-properties fo:font-style="normal" officeooo:rsid="002d0493" style:font-style-asian="normal" style:font-style-complex="normal"/>
    </style:style>
    <style:style style:name="T12" style:family="text">
      <style:text-properties officeooo:rsid="002d049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RL “Love You” Scene</text:p>
      <text:p text:style-name="P1"/>
      <text:p text:style-name="P1"/>
      <text:p text:style-name="P2">A: Amrita</text:p>
      <text:p text:style-name="P2">B: Bianka</text:p>
      <text:p text:style-name="P2"/>
      <text:p text:style-name="P2">*Bianka pacing around her room*</text:p>
      <text:p text:style-name="P2">A: Hey there, I got your text and I got here as quick as I could. <text:s/>Is everything alright? <text:s/>Are you ok?</text:p>
      <text:p text:style-name="P2">B: Oh my gosh, yes, everything is fine. <text:s/>Why <text:span text:style-name="T1">would you assume everything isn’t ok?</text:span></text:p>
      <text:p text:style-name="P2">A: You texted me “I need to talk to you right now. <text:s/>It’s urgent. <text:s/>Please come quick.”</text:p>
      <text:p text:style-name="P2">B: <text:span text:style-name="T1">I mean, yeah I guess that is a weird thing to get out of the blue.</text:span></text:p>
      <text:p text:style-name="P2">A: <text:span text:style-name="T1">Yeah!</text:span></text:p>
      <text:p text:style-name="P3">A: I thought you just got diagnosed with a terminal illness or you were being mauled by an animal and needed help or something.</text:p>
      <text:p text:style-name="P3">B: You thought I was being mauled by an animal and thought to text you without making any spelling errors?<text:line-break/>A: I don’t know, I panicked! </text:p>
      <text:p text:style-name="P3">B: I’m sorry, I shouldn’t have texted you like that. <text:s/>I just feel like I had something to say, and I’ve been putting it off for a bit, and I didn’t know how to function properly without talking to you.</text:p>
      <text:p text:style-name="P3">A: Um, alright. <text:s/>Talk to me then.</text:p>
      <text:p text:style-name="P3"/>
      <text:p text:style-name="P3">[New mini game where butterflies fly around the screen and you have to catch them with a net, signifying confidence]</text:p>
      <text:p text:style-name="P3"/>
      <text:list text:style-name="L1">
        <text:list-item>
          <text:p text:style-name="P6">Start Talking About the Beginning of Your Relationship</text:p>
          <text:list>
            <text:list-item>
              <text:p text:style-name="P7">B: <text:s/>I know we haven’t been going out for the longest time, but I want you to know that the last few months have really meant a lot to me.</text:p>
            </text:list-item>
            <text:list-item>
              <text:p text:style-name="P7">B: I know we’ve already had a few very real disagreements and have had a few rough moments, but I just wanted to say that I really don’t mind any of that!</text:p>
            </text:list-item>
            <text:list-item>
              <text:p text:style-name="P8">A: I’m so glad you said that!</text:p>
            </text:list-item>
            <text:list-item>
              <text:p text:style-name="P8">A: I know it’s not always the easiest to be with me, but I feel the same way.</text:p>
            </text:list-item>
          </text:list>
        </text:list-item>
        <text:list-item>
          <text:p text:style-name="P6">Fumble Over Words</text:p>
          <text:list>
            <text:list-item>
              <text:p text:style-name="P7">B: So, the thing is, that, when, when, when I was growing up, you were ... growing up, and then I! <text:s/>I! <text:s/>You! <text:s/>Do you know what I’m trying to say?</text:p>
            </text:list-item>
            <text:list-item>
              <text:p text:style-name="P7">A: <text:s/>In the nicest way I can say this, I literally have no fucking idea what you’re talking about.</text:p>
            </text:list-item>
          </text:list>
        </text:list-item>
        <text:list-item>
          <text:p text:style-name="P6">Hold Back Feeling Of Throwing Up</text:p>
          <text:list>
            <text:list-item>
              <text:p text:style-name="P7">B: <text:s/>*Whew* is it warm in here? <text:s/>It’s just, <text:s/>I didn’t think you’d actually show up tonight and <text:span text:style-name="T2">hrrrk</text:span></text:p>
            </text:list-item>
            <text:list-item>
              <text:p text:style-name="P16">A: Oh my god, are you ok?</text:p>
            </text:list-item>
            <text:list-item>
              <text:p text:style-name="P16">B: I’m good, I’m good.</text:p>
            </text:list-item>
            <text:list-item>
              <text:p text:style-name="P16">B: There is a non zero chance that I will throw up all over you right now, so maybe give me some distance.</text:p>
            </text:list-item>
            <text:list-item>
              <text:p text:style-name="P19">A: *Takes a few steps back* Ehhhh, ok.</text:p>
            </text:list-item>
          </text:list>
        </text:list-item>
      </text:list>
      <text:p text:style-name="P17">A: Bianka, what are you trying to say here?</text:p>
      <text:p text:style-name="P17"/>
      <text:p text:style-name="P17">[Mini game with even more butterflies]</text:p>
      <text:list text:style-name="L2">
        <text:list-item>
          <text:p text:style-name="P31">Tell Her How Lucky You Are</text:p>
          <text:list>
            <text:list-item>
              <text:p text:style-name="P18"><text:soft-page-break/>B: I’m just saying, I’ve met a lot of people since I’ve moved out here, and I feel so lucky that I got to meet you. <text:s/></text:p>
            </text:list-item>
            <text:list-item>
              <text:p text:style-name="P22">B: It’s so rare to meet someone who you can talk to so easily and want to spend all your time with!</text:p>
            </text:list-item>
            <text:list-item>
              <text:p text:style-name="P9"><text:span text:style-name="T3">A: Aw, I feel the same! <text:s/>I know I’ve been lucky meeting you too.</text:span></text:p>
            </text:list-item>
          </text:list>
        </text:list-item>
        <text:list-item>
          <text:p text:style-name="P31">Tell Her How Lucky She Is</text:p>
          <text:list>
            <text:list-item>
              <text:p text:style-name="P22">B: I’m just saying that there’s a lot of weird people out there, but you and I met each other instead. <text:s/>I mean, I had lots of dates lined up, but you got pretty lucky that I went on one with you!</text:p>
            </text:list-item>
            <text:list-item>
              <text:p text:style-name="P22">B: As long as you’re with me, you’re a lucky gal.</text:p>
            </text:list-item>
            <text:list-item>
              <text:p text:style-name="P22">A: Yeah, I’m glad I met you too!</text:p>
            </text:list-item>
            <text:list-item>
              <text:p text:style-name="P22">B: You should be. <text:s/>Lots of creeps out there.</text:p>
            </text:list-item>
            <text:list-item>
              <text:p text:style-name="P9"><text:span text:style-name="T3">A: I </text:span><text:span text:style-name="T4">know, I said I was.</text:span></text:p>
            </text:list-item>
          </text:list>
        </text:list-item>
        <text:list-item>
          <text:p text:style-name="P31">Tell Her How Lucky You Are That Her Ex Was So Shitty</text:p>
          <text:list>
            <text:list-item>
              <text:p text:style-name="P22">B: I’m just saying that I was looking for someone just like you, but thankfully your shitty ex did their thing and made sure that you and I would be single at the same time.</text:p>
            </text:list-item>
            <text:list-item>
              <text:p text:style-name="P22">A: <text:s/>Do you really have to bring up my ex right now? <text:s/>That relationship was really unhealthy.</text:p>
            </text:list-item>
            <text:list-item>
              <text:p text:style-name="P22">B: Exactly! <text:s/>And Now you can see what a good thing is like after dealing with them! <text:s/>I’m such a big step up!</text:p>
            </text:list-item>
            <text:list-item>
              <text:p text:style-name="P22">A: Do you think that I wouldn’t know what a good thing is unless something terrible happened to me first? <text:s/>You’re happy about the shit I had to go through?</text:p>
            </text:list-item>
            <text:list-item>
              <text:p text:style-name="P22">B: ... No?</text:p>
            </text:list-item>
            <text:list-item>
              <text:p text:style-name="P22">A: No?</text:p>
            </text:list-item>
            <text:list-item>
              <text:p text:style-name="P22">B: No. <text:s/>No. <text:s/>No that was bad. <text:s/>I’m glad it’s over. <text:s/></text:p>
            </text:list-item>
            <text:list-item>
              <text:p text:style-name="P22">A: I thought I was lucky enough for it to be over, but you bringing it up and talking about it for no reason makes it feel like it’s still going sometimes.</text:p>
            </text:list-item>
          </text:list>
        </text:list-item>
      </text:list>
      <text:p text:style-name="P23">A: Listen, if you have something to say to me then you should come out and say it.</text:p>
      <text:p text:style-name="P5"><text:span text:style-name="T3">B: Can’t you just help me out here? <text:s/>I feel like you know </text:span><text:span text:style-name="T5">what</text:span><text:span text:style-name="T3"> I’m getting </text:span><text:span text:style-name="T5">at</text:span><text:span text:style-name="T3">.</text:span></text:p>
      <text:p text:style-name="P4"><text:span text:style-name="T3">A: I can clearly see that you’re nervous, and I know talking about relationships and what our future may or may not look like can be tough, but you invited me over here. <text:s/></text:span><text:span text:style-name="T6">I want to hear what you have to say directly. </text:span></text:p>
      <text:p text:style-name="P24">B: Ughhh, I know I know, but this is tough! <text:s/>I haven’t really had much luck in the past, and I wish I didn’t get so nervous about this stuff, but it’s new to me!</text:p>
      <text:p text:style-name="P24">B: It’s so much easier when you don’t have to feel all these things and you can just be alone and not have to spend all day thinking about someone else.</text:p>
      <text:p text:style-name="P5"><text:span text:style-name="T3">B: Before I met you I could just sleep in, play some games, eat on the couch and just go back to bed. <text:s/>Now? <text:s/>Now I have to clean up after myself. <text:s/>I have to try. <text:s/>Money isn’t just </text:span><text:span text:style-name="T5">this thing I need to order </text:span><text:span text:style-name="T3">takeout, it’s to lay a foundation for the future. <text:s/></text:span><text:span text:style-name="T5">It’s something I can use to treat you with and hopefully show you how I feel.</text:span></text:p>
      <text:p text:style-name="P24">B: Everything is so much nicer with you, and it scares the absolute shit out of me. <text:s/>I’m terrified that I’m going to say or do something to fuck it all up because if you haven’t noticed, I tend to do weird shit! <text:s/></text:p>
      <text:p text:style-name="P24">A: I’ve noticed.</text:p>
      <text:p text:style-name="P24">B: And I know that it annoys you or pisses you off, and worst of all, I know it too! <text:s/>I hate that I hurt you or ruin your day with my bullshit, and I hate that I do it to someone that I care so fucking much about.</text:p>
      <text:p text:style-name="P25">A: Bianka-</text:p>
      <text:p text:style-name="P25">B: No, please, just let me finish.</text:p>
      <text:p text:style-name="P25">B: Let me say what I need to say.</text:p>
      <text:p text:style-name="P24"><text:soft-page-break/></text:p>
      <text:p text:style-name="P24">[Butterfly mini game]</text:p>
      <text:p text:style-name="P24"/>
      <text:list text:style-name="L3">
        <text:list-item>
          <text:p text:style-name="P32">Tell Her How You Feel</text:p>
          <text:list>
            <text:list-item>
              <text:p text:style-name="P10"><text:span text:style-name="T3">B: </text:span><text:span text:style-name="T5">I didn’t want to call you over here today just to say that I care about you, because</text:span><text:span text:style-name="T3"> I don’t just care about you.</text:span></text:p>
            </text:list-item>
            <text:list-item>
              <text:p text:style-name="P28">B: I love you.</text:p>
            </text:list-item>
            <text:list-item>
              <text:p text:style-name="P28">B: I love you, alright? <text:s/>At times I wish I didn’t because of how much it scares me, but I love you so fucking much, and I couldn’t sleep one more night without you knowing that.</text:p>
            </text:list-item>
            <text:list-item>
              <text:p text:style-name="P28">B: If this is too much for you, or it’s way too soon, I get it. <text:s/>I’m not asking you to say anything back-</text:p>
            </text:list-item>
            <text:list-item>
              <text:p text:style-name="P28">A: I love you too.</text:p>
            </text:list-item>
            <text:list-item>
              <text:p text:style-name="P28">B: Oh! <text:s/>Ok! <text:s/>Good! <text:s/>Um, yes! <text:s/>Good! <text:s/>So, this went well, and -</text:p>
            </text:list-item>
            <text:list-item>
              <text:p text:style-name="P28">A: Bianka?</text:p>
            </text:list-item>
            <text:list-item>
              <text:p text:style-name="P28">B: Yes? <text:s/></text:p>
            </text:list-item>
            <text:list-item>
              <text:p text:style-name="P28">A: Please shut up.</text:p>
            </text:list-item>
            <text:list-item>
              <text:p text:style-name="P28">B: Ok.</text:p>
            </text:list-item>
            <text:list-item>
              <text:p text:style-name="P28">*Kiss kiss kiss*</text:p>
            </text:list-item>
          </text:list>
        </text:list-item>
        <text:list-item>
          <text:p text:style-name="P32">Don’t Tell Her Anything</text:p>
          <text:list>
            <text:list-item>
              <text:p text:style-name="P26">B: It’s just, *deep sigh*, it’s just that I wanted you to know that I care about you a lot. <text:s/>You’re a really great person, and I’m glad we met.</text:p>
            </text:list-item>
            <text:list-item>
              <text:p text:style-name="P28">B: And... and I guess that’s it. <text:s/>That’s what I wanted to say. <text:s/>This relationship is a little scary, and I know I’ve fucked some things up, so I guess I just wanted to say sorry if I overreacted about anything.</text:p>
            </text:list-item>
            <text:list-item>
              <text:p text:style-name="P28">A: You... you texted me to come to your apartment immediately in the middle of the night, just to say that dating is a bit scary?</text:p>
            </text:list-item>
            <text:list-item>
              <text:p text:style-name="P28">B: I mean, yeah. <text:s/>Don’t you feel the same?</text:p>
            </text:list-item>
            <text:list-item>
              <text:p text:style-name="P28">A: Of course. <text:s/>I know relationships are tough, but I also knew that before our talk today. <text:s/>I think we both knew that before this talk.</text:p>
            </text:list-item>
            <text:list-item>
              <text:p text:style-name="P28">B: Yeah. <text:s/>Sorry if I scared you or anything. <text:s/>Just wanted a quick chat I guess.</text:p>
            </text:list-item>
            <text:list-item>
              <text:p text:style-name="P28">A: Bianka?</text:p>
            </text:list-item>
            <text:list-item>
              <text:p text:style-name="P28">B: Yes?</text:p>
            </text:list-item>
            <text:list-item>
              <text:p text:style-name="P11"><text:span text:style-name="T3">A: Are you sure this is all you want to tell me? </text:span><text:span text:style-name="T7">This is how you want the night to end?</text:span></text:p>
            </text:list-item>
            <text:list-item>
              <text:p text:style-name="P29">B: *Sigh* Yeah. <text:s/>Sorry I made you come all the way out here.</text:p>
            </text:list-item>
            <text:list-item>
              <text:p text:style-name="P29">A: Yeah, I’m sorry too.</text:p>
            </text:list-item>
            <text:list-item>
              <text:p text:style-name="P29">B: We still on for this weekend?</text:p>
            </text:list-item>
            <text:list-item>
              <text:p text:style-name="P29">A: Yeah, I’ll see you later.</text:p>
            </text:list-item>
            <text:list-item>
              <text:p text:style-name="P29">B: Alright. <text:s/>Good night!</text:p>
            </text:list-item>
            <text:list-item>
              <text:p text:style-name="P29">A: Good night.</text:p>
            </text:list-item>
            <text:list-item>
              <text:p text:style-name="P29">*Amrita leaves*</text:p>
            </text:list-item>
            <text:list-item>
              <text:p text:style-name="P29">*Bianka starts to well up*</text:p>
            </text:list-item>
            <text:list-item>
              <text:p text:style-name="P29">B: Fuck. <text:s/>Fuck fuck fuck!</text:p>
            </text:list-item>
          </text:list>
        </text:list-item>
        <text:list-item>
          <text:p text:style-name="P32">Tell Her You Can't Do This</text:p>
          <text:list>
            <text:list-item>
              <text:p text:style-name="P29">B: <text:s/>I don’t think I’m able to handle this. <text:s/>This... this is just way too much for me.</text:p>
            </text:list-item>
            <text:list-item>
              <text:p text:style-name="P29">A: What... what are you saying?</text:p>
            </text:list-item>
            <text:list-item>
              <text:p text:style-name="P29">B: It’s nothing you did, but I don’t think I’m able to handle this much emotion. <text:s/>I’ve spent so many years on my own, and I don’t know if I’m able to truly change that.</text:p>
            </text:list-item>
            <text:list-item>
              <text:p text:style-name="P15"><text:span text:style-name="T3">B: </text:span><text:span text:style-name="T5">I love how you make me feel, but my happiness is overshadowed by this impending sense of doom that </text:span><text:span text:style-name="T4">everything I feel for you</text:span><text:span text:style-name="T5"> can be taken away at </text:span><text:span text:style-name="T4">a moment’s notice.</text:span></text:p>
            </text:list-item>
            <text:list-item>
              <text:p text:style-name="P26"><text:soft-page-break/>A: So you’ve decided to just take it away from both of us right now?</text:p>
            </text:list-item>
            <text:list-item>
              <text:p text:style-name="P26">B: At least that way I feel like I can be in control. <text:s/>I know it’s dumb, but I think you deserve someone better than me.</text:p>
            </text:list-item>
            <text:list-item>
              <text:p text:style-name="P12"><text:span text:style-name="T3">A: Don’t tell me what I deserve. <text:s/>I’</text:span><text:span text:style-name="T8">m capable enoug</text:span><text:span text:style-name="T11">h </text:span><text:span text:style-name="T3">to make these decisions for myself. <text:s/>If I didn’t want to be here then I wouldn’t have come over in the middle of the fucking night.</text:span></text:p>
            </text:list-item>
            <text:list-item>
              <text:p text:style-name="P12"><text:span text:style-name="T3">A: I’m scared too. <text:s/>None of this is easy. <text:s/>But ending a relationship because of how </text:span><text:span text:style-name="T4">happy you are? <text:s/>I’m sorry, but that’s</text:span><text:span text:style-name="T3"> simply is not something I can understand.</text:span></text:p>
            </text:list-item>
            <text:list-item>
              <text:p text:style-name="P13"><text:span text:style-name="T3">B: I just can’t live my life in this </text:span><text:span text:style-name="T4">constant fear that at</text:span><text:span text:style-name="T9"> any moment you’re going to realize what a fuck up I am </text:span><text:span text:style-name="T4">and that you’ll finally realize how much better than me you are.</text:span></text:p>
            </text:list-item>
            <text:list-item>
              <text:p text:style-name="P20"><text:span text:style-name="T12">B: </text:span>And that all my happiness will just make me feel embarrassed for ever thinking this would ever work between us.</text:p>
            </text:list-item>
            <text:list-item>
              <text:p text:style-name="P30">A: So instead of fear and joy you’re deciding to feel nothing.</text:p>
            </text:list-item>
            <text:list-item>
              <text:p text:style-name="P30">B: It’s easier this way.</text:p>
            </text:list-item>
            <text:list-item>
              <text:p text:style-name="P14"><text:span text:style-name="T9">A: You’d rather have an easy life than putting </text:span><text:span text:style-name="T10">in </text:span><text:span text:style-name="T9">the effort and liv</text:span><text:span text:style-name="T10">ing</text:span><text:span text:style-name="T9"> a happy one with me? Maybe you are right. <text:s/>I don’t think I do deserve this.</text:span></text:p>
            </text:list-item>
            <text:list-item>
              <text:p text:style-name="P30">B: I’m so sorry if I wasted your time.</text:p>
            </text:list-item>
            <text:list-item>
              <text:p text:style-name="P30">A: Me too. <text:s/>I hope you find what you’re looking for.</text:p>
            </text:list-item>
            <text:list-item>
              <text:p text:style-name="P30">*Amrita leaves*</text:p>
            </text:list-item>
            <text:list-item>
              <text:p text:style-name="P14"><text:span text:style-name="T9">B: *Deep sigh* <text:s/>She’ll be ok. <text:s/>It’s for the best.</text:span><text:span text:style-name="T3"> </text:span></text:p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21">[General Failure Scene]</text:p>
      <text:p text:style-name="P21">A: I’m sorry, but I think coming here was a mistake. <text:s/>I feel like I know how this night is going, and I don’t feel comfortable seeing this through.</text:p>
      <text:p text:style-name="P21">A: I was hoping this would all go smoother, but it’s not. <text:s/>If I’m taking the next big leap for someone I have to feel so much more confident than I do right now.</text:p>
      <text:p text:style-name="P21">A: I need to leave. <text:s/>I’m so sorry.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21:28:31.899000000</meta:creation-date>
    <dc:date>2025-05-21T23:06:04.087000000</dc:date>
    <meta:editing-duration>PT19H37M17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115" meta:word-count="1930" meta:character-count="9108" meta:non-whitespace-character-count="7294"/>
  </office:meta>
</office:document-meta>
</file>